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Heading_20_1" style:master-page-name="MP0">
      <style:paragraph-properties style:page-number="auto"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text-properties officeooo:rsid="002a7978" officeooo:paragraph-rsid="002a7978"/>
    </style:style>
    <style:style style:name="P17" style:family="paragraph" style:parent-style-name="Text_20_body">
      <style:text-properties officeooo:rsid="002d6d67" officeooo:paragraph-rsid="002d6d67"/>
    </style:style>
    <style:style style:name="P18" style:family="paragraph" style:parent-style-name="Text_20_body">
      <style:text-properties officeooo:rsid="002f3378" officeooo:paragraph-rsid="002f3378"/>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a7978"/>
    </style:style>
    <style:style style:name="T9" style:family="text">
      <style:text-properties officeooo:rsid="002c4c62"/>
    </style:style>
    <style:style style:name="T10" style:family="text">
      <style:text-properties officeooo:rsid="002f3378"/>
    </style:style>
    <style:style style:name="T11" style:family="text">
      <style:text-properties style:text-position="super 58%"/>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 <text:span text:style-name="T5">on Twitter</text:span></text:p>
      <text:p text:style-name="Standard"/>
      <text:h text:style-name="Heading_20_2" text:outline-level="2">Summary</text:h>
      <text:p text:style-name="Text_20_body">I want to automatically weigh our dog every night while she sleeps in her bed. I plan to send the weight via the Arduino 101 (Curie) BLE (Bluetooth Low Energy) radio. Eventually I want to build an Edison or Pi BLE gateway that will use WiFi to send the measured weight to a cloud such as Sparkfun's data server.</text:p>
      <text:p text:style-name="Text_20_body">I plan to create a scale that is large enough to put our dog's bed on. <text:s/>By continuously reading the weight, the Arduino Sketch can tell when the dog is in the bed, and weigh only when she's been in bed, at rest, for a while.</text:p>
      <text:h text:style-name="Heading_20_2" text:outline-level="2">Status</text:h>
      <text:p text:style-name="Text_20_body">The <text:span text:style-name="T5">second version hardware is complete and a little bit of the code. I'm ready to swap out the Arduino Uno for an Arduino 101.</text:span></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9016432771066899568" text:style-name="L1">
        <text:list-item>
          <text:p text:style-name="P13">Her bed is a good place to weigh her. I suppose I could put the scale under her crate, but she spends more time in her bed than in her crate.</text:p>
        </text:list-item>
        <text:list-item>
          <text:p text:style-name="P13">She usually doesn't take toys or other animals to bed, so the maximum minus minimum weight will be her true weight. <text:s/>If she brought things into her bed, the weight measure would be complicated.</text:p>
        </text:list-item>
        <text:list-item>
          <text:p text:style-name="P13">Even though she moves around the room in the night, she spends at least a few minutes asleep in her bed every night, so that's a good time to weigh her.</text:p>
        </text:list-item>
        <text:list-item>
          <text:p text:style-name="P13">Although she sometimes sleeps with her head hanging over the edge of the bed, it never touches the floor. <text:s/>If it did, I wouldn't get a good weight reading.</text:p>
        </text:list-item>
        <text:list-item>
          <text:p text:style-name="P13">I'll have to see whether her bed cover touches the floor. <text:s/>I'm assuming it doesn't.</text:p>
        </text:list-item>
      </text:list>
      <text:p text:style-name="Text_20_body">I've ordered and received parts from Sparkfun (see BillOfMaterials.ods). <text:s/>Helpfully, Sparkfun sells a pair of boards that take most of the work out of the electronics. <text:s/>Also, each load sensor has a maximum <text:soft-page-break/>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5348977972279710808" text:style-name="L2">
        <text:list-item>
          <text:p text:style-name="P14">Each load sensor needs to be supported only on its outside arms; the center arm must be free to bend – that arm is where the strain sensor is attached.</text:p>
        </text:list-item>
        <text:list-item>
          <text:p text:style-name="P14">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14">To prevent the top piece from slipping off when bumped, I'm thinking of attaching sides to it, so that the top piece is sort of a wooden box lid with sides that go down to part of the lower part.</text:p>
        </text:list-item>
        <text:list-item>
          <text:p text:style-name="P14">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Using a beam compass I'd purchased a long time ago, I drew a 41” diameter circle on the first plywood <text:soft-page-break/>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text:soft-page-break/>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3610466818876944420" text:style-name="L3">
        <text:list-item>
          <text:p text:style-name="P15">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15">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text:soft-page-break/>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text:soft-page-break/>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text:soft-page-break/>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text:soft-page-break/>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text:soft-page-break/>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text:soft-page-break/>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text:soft-page-break/>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text:soft-page-break/>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text:soft-page-break/>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text:h>
      <text:p text:style-name="P11">Found that yes, I'd forgotten the ble.begin() that makes the Bluetooth stack work.</text:p>
      <text:p text:style-name="P11">Made a pass over the code to clean it up a bit. <text:s/><text:span text:style-name="T9">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10">(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7">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8">A few hours later I came back and found that the readings were very stable until I walked into the room. <text:s/>At first I thought this was because my body increased the electrical noise, but on reflection I realised that the scale is on a wooden 2<text:span text:style-name="T11">nd</text:span> floor floor –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Next steps:</text:h>
      <text:p text:style-name="Text_20_body">- <text:span text:style-name="T8">Mod the software to send the 5 “users'” weights.</text:span></text:p>
      <text:p text:style-name="Text_20_body">- <text:span text:style-name="T9">Set up the Raspberry Pi to run a Linux with BLE support. Connect it to the home WiFi.</text:span></text:p>
      <text:p text:style-name="Text_20_body"><text:soft-page-break/>- <text:span text:style-name="T3">Finish and test the calibration</text:span>, taking creep (long term result change) into account.</text:p>
      <text:p text:style-name="Text_20_body">- <text:span text:style-name="T9">Write a Raspberry Pi daemon to report the scale output to data.sparkfun.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5-14T22:24:33.967106505</dc:date>
    <meta:editing-cycles>81</meta:editing-cycles>
    <meta:editing-duration>PT14H2M2S</meta:editing-duration>
    <meta:document-statistic meta:table-count="1" meta:image-count="0" meta:object-count="0" meta:page-count="14" meta:paragraph-count="186" meta:word-count="6585" meta:character-count="36670" meta:non-whitespace-character-count="30075"/>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